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4edc3" officeooo:paragraph-rsid="0014edc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s" fo:country="ES" fo:font-weight="bold" officeooo:rsid="0014edc3" officeooo:paragraph-rsid="0014edc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s" fo:country="ES" fo:font-weight="normal" officeooo:rsid="00149222" officeooo:paragraph-rsid="00149222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language="es" fo:country="ES" fo:font-weight="normal" officeooo:rsid="0015c896" officeooo:paragraph-rsid="0015c896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language="es" fo:country="ES" fo:font-weight="normal" officeooo:rsid="0015c896" officeooo:paragraph-rsid="00190dd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s" fo:country="ES" fo:font-weight="normal" officeooo:rsid="00170161" officeooo:paragraph-rsid="0017016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s" fo:country="ES" fo:font-weight="normal" officeooo:rsid="001717bb" officeooo:paragraph-rsid="001717b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s" fo:country="ES" fo:font-weight="bold" officeooo:rsid="001717bb" officeooo:paragraph-rsid="001717bb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es" fo:country="ES" fo:font-weight="bold" officeooo:rsid="00154794" officeooo:paragraph-rsid="00154794" style:font-weight-asian="bold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language="es" fo:country="ES" fo:font-weight="bold" officeooo:rsid="001a6207" officeooo:paragraph-rsid="001a6207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language="es" fo:country="ES" fo:font-weight="bold" officeooo:rsid="001ec049" officeooo:paragraph-rsid="001ec049" style:font-weight-asian="bold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language="es" fo:country="ES" fo:font-weight="bold" officeooo:rsid="001f88a1" officeooo:paragraph-rsid="001f88a1" style:font-weight-asian="bold" style:font-weight-complex="bold"/>
    </style:style>
    <style:style style:name="P13" style:family="paragraph" style:parent-style-name="Standard" style:list-style-name="L1">
      <style:paragraph-properties fo:text-align="start" style:justify-single-word="false"/>
      <style:text-properties fo:language="es" fo:country="ES" fo:font-weight="bold" officeooo:rsid="001fc5a4" officeooo:paragraph-rsid="001fc5a4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language="es" fo:country="ES" fo:font-weight="bold" officeooo:rsid="00149222" officeooo:paragraph-rsid="00149222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language="es" fo:country="ES" style:text-underline-style="solid" style:text-underline-width="auto" style:text-underline-color="font-color" fo:font-weight="bold" officeooo:rsid="001717bb" officeooo:paragraph-rsid="001717bb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4794" style:font-weight-asian="normal" style:font-weight-complex="normal"/>
    </style:style>
    <style:style style:name="T3" style:family="text">
      <style:text-properties fo:font-weight="normal" officeooo:rsid="0015c896" style:font-weight-asian="normal" style:font-weight-complex="normal"/>
    </style:style>
    <style:style style:name="T4" style:family="text">
      <style:text-properties fo:font-weight="normal" officeooo:rsid="001d922d" style:font-weight-asian="normal" style:font-weight-complex="normal"/>
    </style:style>
    <style:style style:name="T5" style:family="text">
      <style:text-properties fo:language="es" fo:country="ES" fo:font-weight="normal" style:font-weight-asian="normal" style:font-weight-complex="normal"/>
    </style:style>
    <style:style style:name="T6" style:family="text">
      <style:text-properties officeooo:rsid="00170161"/>
    </style:style>
    <style:style style:name="T7" style:family="text">
      <style:text-properties officeooo:rsid="001717b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officeooo:rsid="001d922d"/>
    </style:style>
    <style:style style:name="T11" style:family="text">
      <style:text-properties officeooo:rsid="001f08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6">Guía</text:span> de Uusuario IDTArqui</text:p>
      <text:p text:style-name="P3"/>
      <text:p text:style-name="P15">Setup:</text:p>
      <text:p text:style-name="P6">Conectar el pendrive booteable a la pc <text:span text:style-name="T11">y <text:s/>bootear del mismo.</text:span></text:p>
      <text:p text:style-name="P7">Si no llegase a funcionar utilizar el QEMU para correr el programa y realice previamente el setup del mismo, que se encuentra en la página:</text:p>
      <text:p text:style-name="P1"><text:span text:style-name="T5"><text:tab/></text:span><text:a xlink:type="simple" xlink:href="https://bitbucket.org/RowDaBoat/x64barebones/wiki/Home" text:style-name="Internet_20_link" text:visited-style-name="Visited_20_Internet_20_Link">https://bitbucket.org/RowDaBoat/x64barebones/wiki/Home</text:a></text:p>
      <text:p text:style-name="P2"><text:span text:style-name="T1">Al correr el </text:span><text:span text:style-name="T2">comando “./run.sh” se abrirá la terminal de comandos y espere hasta ver el texto intrductorio para comenzar a utilizarla.</text:span></text:p>
      <text:p text:style-name="P9"><text:span text:style-name="T3"/></text:p>
      <text:p text:style-name="P8"><text:span text:style-name="T9">Posibles Comandos:</text:span></text:p>
      <text:list xml:id="list3171729015385588708" text:style-name="L1">
        <text:list-item>
          <text:p text:style-name="P4"><text:span text:style-name="T8">help:</text:span> <text:span text:style-name="T7">es una ayuda para ver que hace cada comando disponible</text:span>.</text:p>
        </text:list-item>
        <text:list-item>
          <text:p text:style-name="P5"><text:span text:style-name="T8">time:</text:span> mostrará la hora actual en base al RTC de la PC.</text:p>
        </text:list-item>
        <text:list-item>
          <text:p text:style-name="P10">graphicmode [param1] [param2] [param3]: <text:span text:style-name="T4">es el comando para graficar una función. Es requerimiento escribir como mínimo 2 de los 3 parámetros. Si se escriben 2 se dibujará una función lineal; y si se escriben los 3 una función cuadrática.</text:span></text:p>
        </text:list-item>
        <text:list-item>
          <text:p text:style-name="P13">overflow:<text:span text:style-name="T1"> prueba para ver este tipo de excepción.</text:span></text:p>
        </text:list-item>
        <text:list-item>
          <text:p text:style-name="P13">zerodivision:<text:span text:style-name="T1"> prueba para ver este tipo de excepción.</text:span></text:p>
        </text:list-item>
        <text:list-item>
          <text:p text:style-name="P11">exit: <text:span text:style-name="T1">manda un mensaje de salida y ya no se toma nada escrito por la persona.</text:span></text:p>
        </text:list-item>
        <text:list-item>
          <text:p text:style-name="P12"><text:span text:style-name="T1">Cualquier otro comando escrito enviará un mensaje de erro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22:47:46.632812336</meta:creation-date>
    <meta:generator>LibreOffice/5.1.6.2$Linux_X86_64 LibreOffice_project/10m0$Build-2</meta:generator>
    <dc:date>2017-11-14T00:03:04.986814416</dc:date>
    <meta:editing-duration>PT5H25M41S</meta:editing-duration>
    <meta:editing-cycles>9</meta:editing-cycles>
    <meta:document-statistic meta:table-count="0" meta:image-count="0" meta:object-count="0" meta:page-count="1" meta:paragraph-count="14" meta:word-count="176" meta:character-count="1034" meta:non-whitespace-character-count="877"/>
  </office:meta>
</office:document-meta>
</file>